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2cm" fo:min-width="2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2.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2.75cm" loext:decorative="false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3cm" fo:min-width="3.25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5cm" svg:height="2.25cm" svg:x="5.25cm" svg:y="2.75cm">
          <text:p text:style-name="P1">Hello worl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.75cm" svg:x="2.5cm" svg:y="7cm">
          <text:p text:style-name="P1">Parallel item 1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25cm" svg:height="2.75cm" svg:x="8.5cm" svg:y="6.75cm">
          <text:p text:style-name="P1">Parallel item 2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5cm" svg:height="3.25cm" svg:x="5.25cm" svg:y="12.5cm">
          <text:p text:style-name="P1">Converge agai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25cm" svg:y1="3.875cm" svg:x2="4cm" svg:y2="7cm" draw:start-shape="id1" draw:start-glue-point="3" draw:end-shape="id2" draw:end-glue-point="0" svg:d="M5250 3875h-1250v3125" svg:viewBox="0 0 1251 3126">
          <text:p/>
        </draw:connector>
        <draw:connector draw:style-name="gr6" draw:text-style-name="P4" draw:layer="layout" svg:x1="8.5cm" svg:y1="3.875cm" svg:x2="10.125cm" svg:y2="6.75cm" draw:start-shape="id1" draw:start-glue-point="1" draw:end-shape="id3" draw:end-glue-point="0" svg:d="M8500 3875h1625v2875" svg:viewBox="0 0 1626 2876">
          <text:p/>
        </draw:connector>
        <draw:connector draw:style-name="gr7" draw:text-style-name="P4" draw:layer="layout" svg:x1="4cm" svg:y1="9.75cm" svg:x2="5.25cm" svg:y2="14.125cm" draw:start-shape="id2" draw:start-glue-point="2" draw:end-shape="id4" draw:end-glue-point="3" svg:d="M4000 9750v4375h1250" svg:viewBox="0 0 1251 4376">
          <text:p/>
        </draw:connector>
        <draw:connector draw:style-name="gr8" draw:text-style-name="P4" draw:layer="layout" svg:x1="10.125cm" svg:y1="9.5cm" svg:x2="9cm" svg:y2="14.125cm" draw:start-shape="id3" draw:start-glue-point="2" draw:end-shape="id4" draw:end-glue-point="1" svg:d="M10125 9500v4625h-1125" svg:viewBox="0 0 1126 46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3T19:05:38.014725000</meta:creation-date>
    <dc:date>2025-08-23T19:27:28.557694100</dc:date>
    <meta:editing-duration>PT11M32S</meta:editing-duration>
    <meta:editing-cycles>1</meta:editing-cycles>
    <meta:document-statistic meta:object-count="8"/>
    <meta:generator>LibreOffice/25.8.0.4$Windows_X86_64 LibreOffice_project/48f00303701489684e67c38c28aff00cd5929e67</meta:generator>
  </office:meta>
</office:document-meta>
</file>